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2.154cm" fo:min-width="3.401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2.001cm" fo:min-width="5.001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</style:style>
    <style:style style:name="gr8" style:family="graphic" style:parent-style-name="standard">
      <style:graphic-properties draw:stroke="dash" draw:stroke-dash="_32__20_Dots_20_1_20_Dash" svg:stroke-color="#000000" draw:fill="none" draw:fill-color="#ffffff" fo:min-height="12.14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1cm" svg:x="14.5cm" svg:y="3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cm" svg:height="2.2cm" svg:x="14cm" svg:y="5.9cm">
          <text:p text:style-name="P1">base</text:p>
          <text:p text:style-name="P1">altura</text:p>
          <text:p text:style-name="P1">are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3cm" svg:x="14.1cm" svg:y="10cm">
          <text:p text:style-name="P1">base altu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draw:layer="layout" svg:width="5.8cm" svg:height="2.9cm" svg:x="13.4cm" svg:y="15.1cm">
          <text:p text:style-name="P1">area = </text:p>
          <text:p text:style-name="P1">base * altur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2.8cm" svg:x="13.8cm" svg:y="20.5cm">
          <text:p text:style-name="P1">are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" draw:text-style-name="P2" draw:layer="layout" svg:x1="15.9cm" svg:y1="4.7cm" svg:x2="15.9cm" svg:y2="5.5cm">
          <text:p/>
        </draw:line>
        <draw:line draw:style-name="gr6" draw:text-style-name="P2" draw:layer="layout" svg:x1="16cm" svg:y1="8.6cm" svg:x2="16cm" svg:y2="9.8cm">
          <text:p/>
        </draw:line>
        <draw:line draw:style-name="gr6" draw:text-style-name="P2" draw:layer="layout" svg:x1="16.3cm" svg:y1="13.5cm" svg:x2="16.3cm" svg:y2="14.6cm">
          <text:p/>
        </draw:line>
        <draw:line draw:style-name="gr6" draw:text-style-name="P2" draw:layer="layout" svg:x1="16.5cm" svg:y1="18.9cm" svg:x2="16.5cm" svg:y2="20.1cm">
          <text:p/>
        </draw:line>
        <draw:frame draw:name="Shape4" draw:style-name="gr7" draw:text-style-name="P3" draw:layer="layout" svg:width="9.448cm" svg:height="6.1cm" svg:x="1.352cm" svg:y="4.5cm">
          <draw:text-box>
            <text:p><text:span text:style-name="T1"><text:tab/></text:span></text:p>
            <text:p><text:span text:style-name="T1"><text:tab/></text:span><text:span text:style-name="T1">1 – base, altura, area</text:span></text:p>
            <text:p><text:span text:style-name="T1"/></text:p>
            <text:p><text:span text:style-name="T1"><text:tab/></text:span><text:span text:style-name="T1">2 – base, altura</text:span></text:p>
            <text:p><text:span text:style-name="T1"/></text:p>
            <text:p><text:span text:style-name="T1"><text:tab/></text:span><text:span text:style-name="T1">3 – area = base * altura</text:span></text:p>
            <text:p><text:span text:style-name="T1"/></text:p>
            <text:p><text:span text:style-name="T1"><text:tab/></text:span><text:span text:style-name="T1">4 - area</text:span></text:p>
          </draw:text-box>
        </draw:frame>
        <draw:frame draw:name="Shape17" draw:style-name="gr8" draw:text-style-name="P6" draw:layer="layout" svg:width="9.097cm" svg:height="12.393cm" svg:x="2.103cm" svg:y="12.407cm">
          <draw:text-box>
            <text:p text:style-name="P4"><text:span text:style-name="T2"/></text:p>
            <text:p text:style-name="P5"><text:span text:style-name="T3"><text:tab/></text:span><text:span text:style-name="T3">1 – apaga a tela</text:span></text:p>
            <text:p text:style-name="P5"><text:span text:style-name="T3"/></text:p>
            <text:p text:style-name="P5"><text:span text:style-name="T3"><text:tab/></text:span><text:span text:style-name="T3">2- configura idioma</text:span></text:p>
            <text:p text:style-name="P5"><text:span text:style-name="T3"/></text:p>
            <text:p text:style-name="P5"><text:span text:style-name="T4"><text:tab/></text:span><text:span text:style-name="T4">3 – Criar variaveis </text:span></text:p>
            <text:p text:style-name="P5"><text:span text:style-name="T3"><text:tab/></text:span><text:span text:style-name="T3">base = 0. <text:s/></text:span></text:p>
            <text:p text:style-name="P5"><text:span text:style-name="T3"><text:tab/></text:span><text:span text:style-name="T3">altura = 0</text:span></text:p>
            <text:p text:style-name="P5"><text:span text:style-name="T3"><text:tab/></text:span><text:span text:style-name="T3">area = 0</text:span></text:p>
            <text:p text:style-name="P5"><text:span text:style-name="T3"/></text:p>
            <text:p text:style-name="P5"><text:span text:style-name="T3"><text:tab/></text:span><text:span text:style-name="T3">4 - Ler variáveis BASE, ALTURA</text:span></text:p>
            <text:p text:style-name="P5"><text:span text:style-name="T3"/></text:p>
            <text:p text:style-name="P5"><text:span text:style-name="T3"><text:tab/></text:span><text:span text:style-name="T3">5 – area = base * altura</text:span></text:p>
            <text:p text:style-name="P5"><text:span text:style-name="T3"/></text:p>
            <text:p text:style-name="P5"><text:span text:style-name="T3"><text:tab/></text:span><text:span text:style-name="T3">6 - Exibir area</text:span></text:p>
            <text:p text:style-name="P5"><text:span text:style-name="T3"/></text:p>
            <text:p text:style-name="P5"><text:span text:style-name="T3"><text:tab/></text:span><text:span text:style-name="T3">7 Pular uma linha</text:span></text:p>
            <text:p text:style-name="P5"><text:span text:style-name="T3"><text:tab/></text:span><text:span text:style-name="T3">8 Dar 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2T20:04:43.591138250</dc:date>
    <meta:editing-duration>PT17M11S</meta:editing-duration>
    <meta:editing-cycles>5</meta:editing-cycles>
    <meta:generator>LibreOffice/6.3.2.2$Linux_X86_64 LibreOffice_project/30$Build-2</meta:generator>
    <meta:document-statistic meta:object-count="11"/>
  </office:meta>
</office:document-meta>
</file>